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_20_out-dent" style:list-style-name="List_20_1"/>
    <style:style style:name="T1" style:family="text">
      <style:text-properties style:text-position="super 58%"/>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Seven</text:p>
      <text:h text:style-name="Compound_20_Title_20_2" text:outline-level="1"><text:toc-mark text:string-value="Chapter Seven: Characters" text:outline-level="1"/>Characters</text:h>
      <text:section text:style-name="Sect1" text:name="Section1">
        <text:p text:style-name="TODO">TODO. <text:s/>The stats here are provisional until the Charms are fleshed out.</text:p>
        <text:h text:style-name="Heading_20_2" text:outline-level="2">Template</text:h>
        <text:p text:style-name="Text_20_body_20_out-dent"><text:span text:style-name="Inline_20_Heading">Division:</text:span> xxx</text:p>
        <text:p text:style-name="Text_20_body_20_out-dent"><text:span text:style-name="Inline_20_Heading">Xxx Anima Banner:</text:span> xxx</text:p>
        <text:p text:style-name="Text_20_body_20_out-dent"><text:span text:style-name="Inline_20_Heading">Motivation:</text:span> xxx</text:p>
        <text:p text:style-name="Text_20_body_20_out-dent"><text:span text:style-name="Inline_20_Heading">Attributes:</text:span> Strength, Dexterity, Stamina; Charisma, Manipulation, Appearance; Perception, Intelligence, Wits</text:p>
        <text:p text:style-name="Text_20_body_20_out-dent"><text:span text:style-name="Inline_20_Heading">Virtues:</text:span> Compassion, Conviction, Temperance, Valor</text:p>
        <text:p text:style-name="Text_20_body_20_out-dent"><text:span text:style-name="Inline_20_Heading">Abilities:</text:span> Athletics, Awareness, Martial Arts, Sail, Survival; Archery, Investigation, Medicine, Performance, Ride; Linguistics, Melee, Presence, Socialize, War; Dodge, Larceny, Occult, Stealth, Thrown; Bureaucracy, Craft, Integrity, Lore, Resistance</text:p>
        <text:p text:style-name="Text_20_body_20_out-dent"><text:span text:style-name="Inline_20_Heading">Backgrounds:</text:span> xxx</text:p>
        <text:p text:style-name="Text_20_body_20_out-dent"><text:span text:style-name="Inline_20_Heading">Charms:</text:span> xxx</text:p>
        <text:p text:style-name="Text_20_body_20_out-dent"><text:span text:style-name="Inline_20_Heading">Join Battle:</text:span> xxx</text:p>
        <text:p text:style-name="Text_20_body_20_out-dent"><text:span text:style-name="Inline_20_Heading">Attacks:</text:span> xxx</text:p>
        <text:p text:style-name="Text_20_body_20_out-dent"><text:span text:style-name="Inline_20_Heading">Soak:</text:span> xxx</text:p>
        <text:p text:style-name="Text_20_body_20_out-dent"><text:span text:style-name="Inline_20_Heading">Health Levels:</text:span> xxx</text:p>
        <text:p text:style-name="Text_20_body_20_out-dent"><text:span text:style-name="Inline_20_Heading">Dodge DV:</text:span> xxx<text:tab/><text:tab/><text:span text:style-name="Inline_20_Heading">Willpower:</text:span> xxx</text:p>
        <text:p text:style-name="Text_20_body_20_out-dent"><text:span text:style-name="Inline_20_Heading">Essence:</text:span> xxx</text:p>
        <text:p text:style-name="Text_20_body_20_out-dent"><text:span text:style-name="Inline_20_Heading">Personal Essence:</text:span> xxx<text:tab/><text:span text:style-name="Inline_20_Heading">Peripheral Essence:</text:span> xxx</text:p>
        <text:p text:style-name="Text_20_body_20_out-dent"><text:span text:style-name="Inline_20_Heading">Committed Essence:</text:span> xxx</text:p>
        <text:p text:style-name="Text_20_body_20_out-dent"><text:span text:style-name="Inline_20_Heading">Other Notes:</text:span> xxx</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text:soft-page-break/>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bankrupt, cut off from the main House, and went into 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p text:style-name="Text_20_body_20_out-dent"><text:span text:style-name="Inline_20_Heading">Xxx Anima Banner:</text:span> xxx</text:p>
        <text:p text:style-name="Text_20_body_20_out-dent"><text:span text:style-name="Inline_20_Heading">Motivation:</text:span> xxx</text:p>
        <text:p text:style-name="Text_20_body_20_out-dent"><text:span text:style-name="Inline_20_Heading">Attributes:</text:span> Strength, Dexterity, Stamina; Charisma, Manipulation, Appearance; Perception, Intelligence, Wits</text:p>
        <text:p text:style-name="Text_20_body_20_out-dent"><text:span text:style-name="Inline_20_Heading">Virtues:</text:span> Compassion, Conviction, Temperance, Valor</text:p>
        <text:p text:style-name="Text_20_body_20_out-dent"><text:span text:style-name="Inline_20_Heading">Abilities:</text:span> Athletics, Awareness, Martial Arts, Sail, Survival; Archery, Investigation, Medicine, Performance, Ride; Linguistics, Melee, Presence, Socialize, War; Dodge, Larceny, Occult, Stealth, Thrown; Bureaucracy, Craft, Integrity, Lore, Resistance</text:p>
        <text:p text:style-name="Text_20_body_20_out-dent"><text:span text:style-name="Inline_20_Heading">Backgrounds:</text:span> xxx</text:p>
        <text:p text:style-name="Text_20_body_20_out-dent"><text:span text:style-name="Inline_20_Heading">Charms:</text:span> xxx</text:p>
        <text:p text:style-name="Text_20_body_20_out-dent"><text:span text:style-name="Inline_20_Heading">Join Battle:</text:span> xxx</text:p>
        <text:p text:style-name="Text_20_body_20_out-dent"><text:span text:style-name="Inline_20_Heading">Attacks:</text:span> xxx</text:p>
        <text:p text:style-name="Text_20_body_20_out-dent"><text:span text:style-name="Inline_20_Heading">Soak:</text:span> xxx</text:p>
        <text:p text:style-name="Text_20_body_20_out-dent"><text:span text:style-name="Inline_20_Heading">Health Levels:</text:span> xxx</text:p>
        <text:p text:style-name="Text_20_body_20_out-dent"><text:span text:style-name="Inline_20_Heading">Dodge DV:</text:span> xxx<text:tab/><text:tab/><text:span text:style-name="Inline_20_Heading">Willpower:</text:span> xxx</text:p>
        <text:p text:style-name="Text_20_body_20_out-dent"><text:span text:style-name="Inline_20_Heading">Essence:</text:span> xxx</text:p>
        <text:p text:style-name="Text_20_body_20_out-dent"><text:span text:style-name="Inline_20_Heading">Personal Essence:</text:span> xxx<text:tab/><text:span text:style-name="Inline_20_Heading">Peripheral Essence:</text:span> xxx</text:p>
        <text:p text:style-name="Text_20_body_20_out-dent"><text:span text:style-name="Inline_20_Heading">Committed Essence:</text:span> xxx</text:p>
        <text:p text:style-name="Text_20_body_20_out-dent"><text:span text:style-name="Inline_20_Heading">Other Notes:</text:span> xxx</text:p>
        <text:h text:style-name="Heading_20_4" text:outline-level="4">Saint Gulik</text:h>
        <text:p text:style-name="Text_20_body">Messenger of the Goddess. <text:s/>He is a Roach.</text:p>
        <text:p text:style-name="Text_20_body_20_out-dent"><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p text:style-name="TODO">TODO: For now, I’ve made these only as powerful as starting characters, so I should probably spend some XP on them.</text:p>
        <text:h text:style-name="Heading_20_3" text:outline-level="3">The Topanga Cabal</text:h>
        <text:h text:style-name="Heading_20_4" text:outline-level="4">1st: xxx</text:h>
        <text:h text:style-name="Heading_20_4" text:outline-level="4">2<text:span text:style-name="T1">nd</text:span> (Arrow): <text:reference-mark-start text:name="Character: Kou-an"/>Kou-an the Barbarian<text:reference-mark-end text:name="Character: Kou-an"/></text:h>
        <text:p text:style-name="Text_20_body">The Discordian who calls himself Kou-an was born among the icewalker tribes of the North, and by his mid-teens was growing into a role as a skilled but undistinguished warrior, when he was left stranded by a sudden blizzard which descended on his hunting party. <text:s/>Expecting to die, he nonetheless struggled on with what strength remained and, as luck would have it, stumbled into a demesne known to its inhabitants as the Frozen Oasis (see p. <text:reference-ref text:reference-format="page" text:ref-name="Demesne: The Frozen Oasis">Error: Reference source not found</text:reference-ref>).</text:p>
        <text:p text:style-name="Text_20_body">He was mystified to be approached by nearly-naked men and women in those icy wastes, suspecting some raksha trick. <text:s/>When he was told that the only way for him to survive—until the demesne took away his hunger—was to choose one of them to eat, he was certain. <text:s/>Torn between the horror at the thought of cannibalism, fear of being consumed by Wyld things, and the undeniable desire to survive, he reached a moment of enlightenment, and was Exalted.</text:p>
        <text:p text:style-name="Text_20_body"><text:soft-page-break/>His new-found powers enabled him to survive without eating anyone, but the strange logic of that encounter inspired him. <text:s/>Along with the usual sensations, like fairy dust, the following thought entered his mind and lodged there: “If they’re our brothers, how come we can’t eat them?” <text:s/>Now he leads the people of that place in a tribe some eighty strong, whom he has dubbed “the ice-eaters”, roaming the north and protecting his former tribesmen from human and other predators. <text:s/>(Given the effects of his Recumbent Destiny, Kou-an in fact leads his tribe by proxy, through a group of five elders.) <text:s/>When his people encounter a band of man-eaters such as the Varajtul, they take them prisoner and bring them to one of the Oases, forcing them to eat each other for sustenance on the way. <text:s/>In this way the numbers of the cannibals are doubly reduced, as the survivors soon lose the taste for human flesh, when they are warped by the demesne. <text:s/>When they find lucky lost souls at their Oasis, they can now offer sustenance of only part of themselves, with Kou-an healing the wounds afterwards (after a fashion—there are a few warped bodies in the tribe now).</text:p>
        <text:p text:style-name="Text_20_body_20_out-dent"><text:span text:style-name="Inline_20_Heading">Division:</text:span> Arrow</text:p>
        <text:p text:style-name="Text_20_body_20_out-dent"><text:span text:style-name="Inline_20_Heading">Lunar Anima Banner:</text:span> xxx</text:p>
        <text:p text:style-name="Text_20_body_20_out-dent"><text:span text:style-name="Inline_20_Heading">Motivation:</text:span> Protect the people of the North from Chaos, both external and internal</text:p>
        <text:p text:style-name="Text_20_body_20_out-dent"><text:span text:style-name="Inline_20_Heading">Attributes:</text:span> Strength 3, Dexterity 4, Stamina 4; Charisma 3, Manipulation 2, Appearance 2; Perception 3, Intelligence 2, Wits 4</text:p>
        <text:p text:style-name="Text_20_body_20_out-dent"><text:span text:style-name="Inline_20_Heading">Virtues:</text:span> Compassion 3, Conviction 1, Temperance 2, <text:s/>Valor 3</text:p>
        <text:p text:style-name="Text_20_body_20_out-dent"><text:span text:style-name="Inline_20_Heading">Abilities:</text:span> Athletics 2, Awareness 3, Martial Arts 0, Sail 0, *Survival 3; *Archery 2, *Investigation 2, *Medicine 4, *Performance 1, *Ride 1; Linguistics, Melee, Presence, Socialize, *War 3; Dodge 2, Larceny 0, Occult 1, Stealth 2, Thrown 0; Bureaucracy 0, Craft 0, Integrity 1, Lore 1, *Resistance 3</text:p>
        <text:p text:style-name="Text_20_body_20_out-dent"><text:span text:style-name="Inline_20_Heading">Backgrounds:</text:span> Echoes 2, Followers 4, Influence 1, Manse 3, Pineal Gland 2, Resources 1</text:p>
        <text:p text:style-name="Text_20_body_20_out-dent"><text:span text:style-name="Inline_20_Heading">Charms:</text:span> xxx</text:p>
        <text:p text:style-name="Text_20_body_20_out-dent"><text:span text:style-name="Inline_20_Heading">Join Battle:</text:span> xxx</text:p>
        <text:p text:style-name="Text_20_body_20_out-dent"><text:span text:style-name="Inline_20_Heading">Attacks:</text:span> xxx</text:p>
        <text:p text:style-name="Text_20_body_20_out-dent"><text:span text:style-name="Inline_20_Heading">Soak:</text:span> xxx</text:p>
        <text:p text:style-name="Text_20_body_20_out-dent"><text:span text:style-name="Inline_20_Heading">Health Levels:</text:span> xxx</text:p>
        <text:p text:style-name="Text_20_body_20_out-dent"><text:span text:style-name="Inline_20_Heading">Dodge DV:</text:span> xxx<text:tab/><text:tab/><text:span text:style-name="Inline_20_Heading">Willpower:</text:span> 7</text:p>
        <text:p text:style-name="Text_20_body_20_out-dent"><text:span text:style-name="Inline_20_Heading">Essence:</text:span> 3</text:p>
        <text:p text:style-name="Text_20_body_20_out-dent"><text:span text:style-name="Inline_20_Heading">Personal Essence:</text:span> 15<text:tab/><text:span text:style-name="Inline_20_Heading">Peripheral Essence:</text:span> 31</text:p>
        <text:p text:style-name="Text_20_body_20_out-dent"><text:span text:style-name="Inline_20_Heading">Committed Essence:</text:span> xxx</text:p>
        <text:p text:style-name="Text_20_body_20_out-dent"><text:span text:style-name="Inline_20_Heading">Other Notes:</text:span> xxx</text:p>
        <text:p text:style-name="Text_20_body_20_out-dent">Bonus points:</text:p>
        <text:list xml:id="list1676021003" text:style-name="List_20_1">
          <text:list-item>
            <text:p text:style-name="P1">[6] Compassion 1 → 3</text:p>
          </text:list-item>
          <text:list-item>
            <text:p text:style-name="P1">[3] Valor 2 → 3</text:p>
          </text:list-item>
          <text:list-item>
            <text:p text:style-name="P1">[9] Essence 2 → 3</text:p>
          </text:list-item>
          <text:list-item>
            <text:p text:style-name="P1">[2] Willpower 6 → 7</text:p>
          </text:list-item>
          <text:list-item>
            <text:p text:style-name="P1">[1] Medicine 3 → 4</text:p>
          </text:list-item>
          <text:list-item>
            <text:p text:style-name="P1">[1] Resistance 2 → 3</text:p>
          </text:list-item>
          <text:list-item>
            <text:p text:style-name="P1">[1] Survival 2 → 3</text:p>
          </text:list-item>
        </text:list>
        <text:h text:style-name="Heading_20_4" text:outline-level="4">3rd (Apple, Division by Zero): Vlad the Inhaler</text:h>
        <text:h text:style-name="Heading_20_4" text:outline-level="4">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4" text:outline-level="4">5th: xxx</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Drop_20_Caps" style:display-name="Drop Caps" style:family="text"/>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even: Characters</dc:title>
    <dc:date>2010-08-15T15:22:35</dc:date>
    <meta:editing-duration>PT04H05M07S</meta:editing-duration>
    <meta:editing-cycles>20</meta:editing-cycles>
    <meta:generator>OpenOffice.org/3.2$Unix OpenOffice.org_project/320m12$Build-9483</meta:generator>
    <meta:document-statistic meta:table-count="0" meta:image-count="1" meta:object-count="0" meta:page-count="3" meta:paragraph-count="117" meta:word-count="1634" meta:character-count="9761"/>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